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6.75cm" style:rel-column-width="3827*"/>
    </style:style>
    <style:style style:name="Tableau1.B" style:family="table-column">
      <style:table-column-properties style:column-width="3.013cm" style:rel-column-width="1708*"/>
    </style:style>
    <style:style style:name="Tableau1.C" style:family="table-column">
      <style:table-column-properties style:column-width="3.394cm" style:rel-column-width="1924*"/>
    </style:style>
    <style:style style:name="Tableau1.D" style:family="table-column">
      <style:table-column-properties style:column-width="3.856cm" style:rel-column-width="2186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4.286cm" style:rel-column-width="2430*"/>
    </style:style>
    <style:style style:name="Tabla3.B" style:family="table-column">
      <style:table-column-properties style:column-width="12.726cm" style:rel-column-width="721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2430*"/>
    </style:style>
    <style:style style:name="Tabla5.B" style:family="table-column">
      <style:table-column-properties style:column-width="12.726cm" style:rel-column-width="721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Default_20_Text">
      <style:text-properties style:font-name="Times New Roman" fo:font-size="10pt" style:font-size-asian="10pt" style:font-size-complex="10pt"/>
    </style:style>
    <style:style style:name="P15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Default_20_Text">
      <style:text-properties style:font-name="Times New Roman" fo:font-size="12pt" style:font-size-asian="12pt" style:font-size-complex="12pt"/>
    </style:style>
    <style:style style:name="P17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9" style:family="paragraph" style:parent-style-name="Default_20_Text">
      <style:paragraph-properties fo:text-align="end" style:justify-single-word="false"/>
    </style:style>
    <style:style style:name="P20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202020" style:font-name="roboto" fo:font-size="10.5pt" fo:letter-spacing="normal" fo:font-style="normal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20202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7"><text:span text:style-name="T6"/></text:p>
          </table:table-cell>
        </table:table-row>
        <table:table-row>
          <table:table-cell table:style-name="Tabla2.A2" office:value-type="string">
            <text:p text:style-name="P15">{company_name}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3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3">{object_options_atenc}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8">Fecha: <text:span text:style-name="T3">{object_date}</text:span></text:p>
          </table:table-cell>
        </table:table-row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9"><text:span text:style-name="T5">Importe visualizados en (Moneda): {object_options_form_pag}</text:span></text:p>
          </table:table-cell>
        </table:table-row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table:number-columns-spanned="2" office:value-type="string">
            <text:p text:style-name="P8">Orden de Compra N°: {object_ref}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0">Descripción</text:p>
            </table:table-cell>
            <table:table-cell table:style-name="Tableau1.A1" office:value-type="string">
              <text:p text:style-name="P20">Cantidad</text:p>
            </table:table-cell>
            <table:table-cell table:style-name="Tableau1.A1" office:value-type="string">
              <text:p text:style-name="P20">Precio Unitario</text:p>
            </table:table-cell>
            <table:table-cell table:style-name="Tableau1.D1" office:value-type="string">
              <text:p text:style-name="P20">Total</text:p>
            </table:table-cell>
          </table:table-row>
        </table:table-header-rows>
        <table:table-row>
          <table:table-cell table:style-name="Tableau1.A2" office:value-type="string">
            <text:p text:style-name="P9">[!-- BEGIN row.lines --]{line_fulldesc}</text:p>
            <text:p text:style-name="P9"/>
            <text:p text:style-name="P9">{line_date_start_rfc}</text:p>
            <text:p text:style-name="P9">{line_date_end_rfc}</text:p>
          </table:table-cell>
          <table:table-cell table:style-name="Tableau1.A2" office:value-type="string">
            <text:p text:style-name="P10">{line_qty}</text:p>
          </table:table-cell>
          <table:table-cell table:style-name="Tableau1.A2" office:value-type="string">
            <text:p text:style-name="P10">{line_up}</text:p>
          </table:table-cell>
          <table:table-cell table:style-name="Tableau1.D2" office:value-type="string">
            <text:p text:style-name="P11">{line_price_ht}</text:p>
            <text:p text:style-name="P11">[!-- END row.lines --]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9"/>
          </table:table-cell>
          <table:table-cell table:style-name="Tableau1.A2" office:value-type="string">
            <text:p text:style-name="P1">Total</text:p>
          </table:table-cell>
          <table:table-cell table:style-name="Tableau1.D2" office:value-type="string">
            <text:p text:style-name="P4">{object_total_ttc}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Observación:</text:p>
          </table:table-cell>
          <table:table-cell table:style-name="Tabla3.B1" office:value-type="string">
            <text:p text:style-name="P17">{object_options_observ}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Condición de Pago:</text:p>
          </table:table-cell>
          <table:table-cell table:style-name="Tabla5.B1" office:value-type="string">
            <text:p text:style-name="P16">{object_payment_term}</text:p>
          </table:table-cell>
        </table:table-row>
      </table:table>
      <text:p text:style-name="Standard"/>
      <text:p text:style-name="Standard"><text:span text:style-name="T6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6">CORREO: </text:span><text:a xlink:type="simple" xlink:href="mailto:genetica_avicola@hotmail.com" text:style-name="Internet_20_link" text:visited-style-name="Visited_20_Internet_20_Link"><text:span text:style-name="T6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21">AV. ALEJANDRO BERTELLO MZ. C LT. 18 URB. LOS JAZMINES 4TA.ETAPA. CALLAO.</text:p>
      <text:p text:style-name="P21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21">Telefono: (01) 574-6313 <text:s/>/ <text:s/>994 540 734 <text:s/>/ <text:s/>989 362 166 <text:s/>/ <text:s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13:42:41.92</dc:date>
    <meta:editing-duration>P15DT17H52M6S</meta:editing-duration>
    <meta:editing-cycles>32</meta:editing-cycles>
    <meta:generator>OpenOffice/4.1.10$Win32 OpenOffice.org_project/4110m2$Build-9807</meta:generator>
    <meta:document-statistic meta:table-count="5" meta:image-count="1" meta:object-count="0" meta:page-count="1" meta:paragraph-count="37" meta:word-count="121" meta:character-count="924"/>
  </office:meta>
</office:document-meta>
</file>